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f77b6" officeooo:paragraph-rsid="001f77b6"/>
    </style:style>
    <style:style style:name="P2" style:family="paragraph" style:parent-style-name="Text_20_body">
      <style:text-properties officeooo:rsid="001f77b6" officeooo:paragraph-rsid="001f77b6"/>
    </style:style>
    <style:style style:name="P3" style:family="paragraph" style:parent-style-name="Text_20_body">
      <style:text-properties officeooo:rsid="001fd452" officeooo:paragraph-rsid="00250a58"/>
    </style:style>
    <style:style style:name="P4" style:family="paragraph" style:parent-style-name="Text_20_body">
      <style:text-properties officeooo:rsid="0042c449" officeooo:paragraph-rsid="0042c449"/>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419231" style:font-weight-asian="normal" style:font-weight-complex="normal"/>
    </style:style>
    <style:style style:name="T5" style:family="text">
      <style:text-properties officeooo:rsid="00299a32"/>
    </style:style>
    <style:style style:name="T6" style:family="text">
      <style:text-properties officeooo:rsid="003d9a8f"/>
    </style:style>
    <style:style style:name="T7" style:family="text">
      <style:text-properties officeooo:rsid="00405ce3"/>
    </style:style>
    <style:style style:name="T8" style:family="text">
      <style:text-properties officeooo:rsid="004192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2"><text:span text:style-name="T1">Namn:</text:span> Thomas Nordenmark<text:line-break/><text:span text:style-name="T1">LoginID:</text:span> thno1200<text:line-break/><text:span text:style-name="T1">Lab </text:span><text:span text:style-name="T2">nr</text:span><text:span text:style-name="T1">: </text:span><text:span text:style-name="T4">5</text:span><text:line-break/><text:span text:style-name="T1">Datum:</text:span> 2013-1<text:span text:style-name="T5">2</text:span>-<text:span text:style-name="T8">12</text:span><text:line-break/><text:span text:style-name="T1">Utvecklingsmiljö:</text:span> <text:span text:style-name="T3">Arch Linux x64, QT Creator IDE 2.8.1</text:span>, G<text:span text:style-name="T3">CC</text:span> 4.8.2<text:line-break/></text:p>
      <text:h text:style-name="Heading_20_1" text:outline-level="1">Filer</text:h>
      <text:p text:style-name="P3">lab<text:span text:style-name="T8">5</text:span>_upg1_<text:span text:style-name="T8">array</text:span>.cpp<text:line-break/>lab<text:span text:style-name="T8">5</text:span>_upg<text:span text:style-name="T8">1_vector</text:span>.cpp<text:line-break/><text:span text:style-name="T6">lab5_upg2.cpp</text:span></text:p>
      <text:p text:style-name="P1"/>
      <text:h text:style-name="Heading_20_1" text:outline-level="1">Slutsatser och kommentarer</text:h>
      <text:p text:style-name="P4"><text:span text:style-name="T7">D</text:span>essa laborationer har gått utan problem förutom utskriften med nummer på egna rader som jag fick klura lite på. Presenterar två olika lösningar på dessa, men bestämde mig för den andra lösningen som standard.</text:p>
      <text:p text:style-name="P4">Det stod i någon tidigare uppgift att globala variabler ej tillåts, vilket också var fallet i en tidigare kurs jag läst. Där fick man dock använda globala konstanter, så jag har tagit mig friheten att använda såna både i laboration 4 och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3-12-12T15:59:52.967756489</dc:date>
    <dc:creator>Thomas Nordenmark</dc:creator>
    <meta:editing-duration>PT1H4M37S</meta:editing-duration>
    <meta:editing-cycles>41</meta:editing-cycles>
    <meta:generator>LibreOffice/4.1.3.2$Linux_X86_64 LibreOffice_project/410m0$Build-2</meta:generator>
    <meta:document-statistic meta:table-count="0" meta:image-count="0" meta:object-count="0" meta:page-count="1" meta:paragraph-count="7" meta:word-count="105" meta:character-count="685" meta:non-whitespace-character-count="586"/>
  </office:meta>
</office:document-meta>
</file>